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apple-system" svg:font-family="apple-system, BlinkMacSystemFont, 'Segoe UI', Roboto, Oxygen, Ubuntu, 'Fira Sans', 'Droid Sans', 'Helvetica Neue',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8486in" table:align="margins"/>
    </style:style>
    <style:style style:name="Table2.A" style:family="table-column">
      <style:table-column-properties style:column-width="6.8486in" style:rel-column-width="65535*"/>
    </style:style>
    <style:style style:name="Table2.A1" style:family="table-cell">
      <style:table-cell-properties fo:padding="0.0382in" fo:border="0.05pt solid #000000"/>
    </style:style>
    <style:style style:name="Table3" style:family="table">
      <style:table-properties style:width="6.8486in" table:align="margins"/>
    </style:style>
    <style:style style:name="Table3.A" style:family="table-column">
      <style:table-column-properties style:column-width="6.8486in" style:rel-column-width="65535*"/>
    </style:style>
    <style:style style:name="Table3.A1" style:family="table-cell">
      <style:table-cell-properties fo:padding="0.0382in" fo:border="0.05pt solid #000000"/>
    </style:style>
    <style:style style:name="P1" style:family="paragraph" style:parent-style-name="Standard">
      <style:text-properties officeooo:paragraph-rsid="000b5ae6"/>
    </style:style>
    <style:style style:name="P2" style:family="paragraph" style:parent-style-name="Standard">
      <style:text-properties fo:font-weight="bold" officeooo:rsid="000bc90e" officeooo:paragraph-rsid="000bc90e"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text-properties officeooo:rsid="0000e4c8" officeooo:paragraph-rsid="00019f0b"/>
    </style:style>
    <style:style style:name="P5" style:family="paragraph" style:parent-style-name="Text_20_body" style:list-style-name="L1"/>
    <style:style style:name="P6" style:family="paragraph" style:parent-style-name="Text_20_body" style:list-style-name="L1">
      <style:text-properties officeooo:paragraph-rsid="0001c88c"/>
    </style:style>
    <style:style style:name="P7" style:family="paragraph" style:parent-style-name="Text_20_body" style:list-style-name="L1">
      <style:text-properties officeooo:paragraph-rsid="00022874"/>
    </style:style>
    <style:style style:name="P8" style:family="paragraph" style:parent-style-name="Text_20_body" style:list-style-name="L1">
      <style:text-properties officeooo:rsid="00022874" officeooo:paragraph-rsid="00022874"/>
    </style:style>
    <style:style style:name="P9" style:family="paragraph" style:parent-style-name="Text_20_body" style:list-style-name="L1">
      <style:text-properties officeooo:rsid="0002c9bc" officeooo:paragraph-rsid="0002c9bc"/>
    </style:style>
    <style:style style:name="P10" style:family="paragraph" style:parent-style-name="Text_20_body" style:list-style-name="L2">
      <style:paragraph-properties fo:text-align="justify" style:justify-single-word="false"/>
      <style:text-properties officeooo:rsid="0002c9bc" officeooo:paragraph-rsid="0002c9bc"/>
    </style:style>
    <style:style style:name="P11" style:family="paragraph" style:parent-style-name="Text_20_body">
      <style:paragraph-properties fo:text-align="justify" style:justify-single-word="false"/>
      <style:text-properties officeooo:rsid="0002c9bc" officeooo:paragraph-rsid="0002c9bc"/>
    </style:style>
    <style:style style:name="P12" style:family="paragraph" style:parent-style-name="Text_20_body" style:list-style-name="L1">
      <style:text-properties officeooo:rsid="0004a400" officeooo:paragraph-rsid="0004a400"/>
    </style:style>
    <style:style style:name="P13" style:family="paragraph" style:parent-style-name="Text_20_body" style:list-style-name="L2">
      <style:paragraph-properties fo:text-align="justify" style:justify-single-word="false"/>
      <style:text-properties officeooo:rsid="0004a400" officeooo:paragraph-rsid="0004a400"/>
    </style:style>
    <style:style style:name="P14" style:family="paragraph" style:parent-style-name="Text_20_body" style:list-style-name="L2">
      <style:paragraph-properties fo:text-align="justify" style:justify-single-word="false"/>
      <style:text-properties officeooo:rsid="0004a400" officeooo:paragraph-rsid="000843e0"/>
    </style:style>
    <style:style style:name="P15" style:family="paragraph" style:parent-style-name="Text_20_body" style:list-style-name="L1">
      <style:text-properties officeooo:rsid="00054363" officeooo:paragraph-rsid="00054363"/>
    </style:style>
    <style:style style:name="P16" style:family="paragraph" style:parent-style-name="Text_20_body">
      <style:paragraph-properties fo:text-align="justify" style:justify-single-word="false"/>
      <style:text-properties officeooo:rsid="00054363" officeooo:paragraph-rsid="00054363"/>
    </style:style>
    <style:style style:name="P17" style:family="paragraph" style:parent-style-name="Text_20_body" style:list-style-name="L1">
      <style:text-properties officeooo:rsid="000645e3" officeooo:paragraph-rsid="000645e3"/>
    </style:style>
    <style:style style:name="P18" style:family="paragraph" style:parent-style-name="Text_20_body">
      <style:paragraph-properties fo:text-align="justify" style:justify-single-word="false"/>
      <style:text-properties fo:font-style="italic" officeooo:rsid="000645e3" officeooo:paragraph-rsid="000b5ae6" style:font-style-asian="italic" style:font-style-complex="italic"/>
    </style:style>
    <style:style style:name="P19" style:family="paragraph" style:parent-style-name="Text_20_body">
      <style:paragraph-properties fo:text-align="justify" style:justify-single-word="false"/>
      <style:text-properties fo:font-style="italic" fo:font-weight="bold" officeooo:rsid="00089412" officeooo:paragraph-rsid="00089412" style:font-style-asian="italic" style:font-weight-asian="bold" style:font-style-complex="italic" style:font-weight-complex="bold"/>
    </style:style>
    <style:style style:name="P20" style:family="paragraph" style:parent-style-name="Text_20_body">
      <style:paragraph-properties fo:text-align="justify" style:justify-single-word="false"/>
      <style:text-properties officeooo:rsid="000843e0" officeooo:paragraph-rsid="000843e0"/>
    </style:style>
    <style:style style:name="P21" style:family="paragraph" style:parent-style-name="Text_20_body" style:list-style-name="L3">
      <style:paragraph-properties fo:text-align="justify" style:justify-single-word="false"/>
      <style:text-properties officeooo:rsid="000843e0" officeooo:paragraph-rsid="000843e0"/>
    </style:style>
    <style:style style:name="P22" style:family="paragraph" style:parent-style-name="Text_20_body">
      <style:paragraph-properties fo:text-align="justify" style:justify-single-word="false"/>
      <style:text-properties fo:font-weight="bold" officeooo:rsid="0011bf71" officeooo:paragraph-rsid="0011bf71" style:font-weight-asian="bold" style:font-weight-complex="bold"/>
    </style:style>
    <style:style style:name="P23" style:family="paragraph" style:parent-style-name="Text_20_body">
      <style:paragraph-properties fo:text-align="justify" style:justify-single-word="false"/>
      <style:text-properties officeooo:paragraph-rsid="00019f0b"/>
    </style:style>
    <style:style style:name="P24" style:family="paragraph" style:parent-style-name="Text_20_body">
      <style:paragraph-properties fo:text-align="justify" style:justify-single-word="false"/>
      <style:text-properties officeooo:paragraph-rsid="0000e4c8"/>
    </style:style>
    <style:style style:name="P25" style:family="paragraph" style:parent-style-name="Text_20_body">
      <style:paragraph-properties fo:text-align="justify" style:justify-single-word="false"/>
      <style:text-properties officeooo:paragraph-rsid="0001c88c"/>
    </style:style>
    <style:style style:name="P26" style:family="paragraph" style:parent-style-name="Text_20_body">
      <style:paragraph-properties fo:text-align="justify" style:justify-single-word="false"/>
      <style:text-properties officeooo:paragraph-rsid="000f704f"/>
    </style:style>
    <style:style style:name="P27" style:family="paragraph" style:parent-style-name="Text_20_body">
      <style:paragraph-properties fo:text-align="justify" style:justify-single-word="false"/>
      <style:text-properties officeooo:rsid="000b5ae6" officeooo:paragraph-rsid="000b5ae6"/>
    </style:style>
    <style:style style:name="P28" style:family="paragraph" style:parent-style-name="Text_20_body" style:list-style-name="L3">
      <style:paragraph-properties fo:text-align="justify" style:justify-single-word="false"/>
      <style:text-properties officeooo:rsid="000bc90e" officeooo:paragraph-rsid="000bc90e"/>
    </style:style>
    <style:style style:name="P29" style:family="paragraph" style:parent-style-name="Text_20_body">
      <style:paragraph-properties fo:text-align="justify" style:justify-single-word="false"/>
      <style:text-properties officeooo:rsid="000bc90e" officeooo:paragraph-rsid="000bc90e"/>
    </style:style>
    <style:style style:name="P30" style:family="paragraph" style:parent-style-name="Text_20_body">
      <style:paragraph-properties fo:text-align="justify" style:justify-single-word="false"/>
      <style:text-properties officeooo:rsid="000f704f" officeooo:paragraph-rsid="000f704f"/>
    </style:style>
    <style:style style:name="P31" style:family="paragraph" style:parent-style-name="Text_20_body">
      <style:paragraph-properties fo:text-align="justify" style:justify-single-word="false" fo:break-before="page"/>
      <style:text-properties officeooo:rsid="000b5ae6" officeooo:paragraph-rsid="000b5ae6"/>
    </style:style>
    <style:style style:name="P32" style:family="paragraph" style:parent-style-name="Heading_20_1">
      <style:paragraph-properties fo:text-align="center" style:justify-single-word="false"/>
    </style:style>
    <style:style style:name="P33" style:family="paragraph" style:parent-style-name="Heading_20_2">
      <style:paragraph-properties fo:text-align="justify" style:justify-single-word="false"/>
    </style:style>
    <style:style style:name="P34" style:family="paragraph" style:parent-style-name="Heading_20_2" style:list-style-name=""/>
    <style:style style:name="P35" style:family="paragraph" style:parent-style-name="Heading_20_2">
      <style:text-properties officeooo:paragraph-rsid="000b4f7b"/>
    </style:style>
    <style:style style:name="P36" style:family="paragraph" style:parent-style-name="Heading_20_2">
      <style:paragraph-properties fo:break-before="page"/>
    </style:style>
    <style:style style:name="P37" style:family="paragraph" style:parent-style-name="Heading_20_3">
      <style:paragraph-properties fo:text-align="justify" style:justify-single-word="false"/>
    </style:style>
    <style:style style:name="P38" style:family="paragraph" style:parent-style-name="Table_20_Contents">
      <style:text-properties officeooo:rsid="000b5ae6" officeooo:paragraph-rsid="000b5ae6"/>
    </style:style>
    <style:style style:name="P39" style:family="paragraph" style:parent-style-name="Table_20_Contents">
      <style:text-properties officeooo:rsid="000bc90e" officeooo:paragraph-rsid="000bc90e"/>
    </style:style>
    <style:style style:name="T1" style:family="text">
      <style:text-properties officeooo:rsid="0000e4c8"/>
    </style:style>
    <style:style style:name="T2" style:family="text">
      <style:text-properties officeooo:rsid="00019f0b"/>
    </style:style>
    <style:style style:name="T3" style:family="text">
      <style:text-properties officeooo:rsid="0001c88c"/>
    </style:style>
    <style:style style:name="T4" style:family="text">
      <style:text-properties officeooo:rsid="0002c9bc"/>
    </style:style>
    <style:style style:name="T5" style:family="text">
      <style:text-properties officeooo:rsid="0004a400"/>
    </style:style>
    <style:style style:name="T6" style:family="text">
      <style:text-properties officeooo:rsid="00054363"/>
    </style:style>
    <style:style style:name="T7" style:family="text">
      <style:text-properties officeooo:rsid="000843e0"/>
    </style:style>
    <style:style style:name="T8" style:family="text">
      <style:text-properties fo:font-style="italic" officeooo:rsid="000645e3" style:font-style-asian="italic" style:font-style-complex="italic"/>
    </style:style>
    <style:style style:name="T9" style:family="text">
      <style:text-properties fo:font-style="italic" officeooo:rsid="00089412" style:font-style-asian="italic" style:font-style-complex="italic"/>
    </style:style>
    <style:style style:name="T10" style:family="text">
      <style:text-properties fo:font-style="italic" fo:font-weight="bold" officeooo:rsid="000645e3" style:font-style-asian="italic" style:font-weight-asian="bold" style:font-style-complex="italic" style:font-weight-complex="bold"/>
    </style:style>
    <style:style style:name="T11" style:family="text">
      <style:text-properties officeooo:rsid="00089412"/>
    </style:style>
    <style:style style:name="T12" style:family="text">
      <style:text-properties fo:font-weight="normal" style:font-weight-asian="normal" style:font-weight-complex="normal"/>
    </style:style>
    <style:style style:name="T13" style:family="text">
      <style:text-properties officeooo:rsid="000b5ae6"/>
    </style:style>
    <style:style style:name="T14" style:family="text">
      <style:text-properties officeooo:rsid="000bc90e"/>
    </style:style>
    <style:style style:name="T15" style:family="text">
      <style:text-properties officeooo:rsid="0011bf7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span text:style-name="T1">Feedit </text:span>System Development </text:h>
      <text:p text:style-name="P3"/>
      <text:p text:style-name="P4">Feedit is a system that will consolidate feedback from other other systems <text:span text:style-name="T2">through REST API call</text:span>. </text:p>
      <text:p text:style-name="P23"><text:span text:style-name="T2">The aim is to provide a platform for other developers to see what users have said about their system through the dashboard of Feedit. Developers who wish to hook up to this system will first have to create a project in Feedit before they can start sending the feedback from their system to Feedit.</text:span></text:p>
      <text:p text:style-name="P20">You will be developing a Single Page Application (SPA) for feedit.</text:p>
      <text:h text:style-name="P33" text:outline-level="2"><text:span text:style-name="T6">Iterative programming phase</text:span></text:h>
      <text:h text:style-name="P37" text:outline-level="3"><text:span text:style-name="T6">Phase</text:span> 1</text:h>
      <text:p text:style-name="P24"><text:span text:style-name="T4">Presenting the UI interface through prototyping tool</text:span></text:p>
      <text:list xml:id="list1501569062" text:style-name="L2">
        <text:list-item>
          <text:p text:style-name="P10">Dashboard for every systems managed by Feedit</text:p>
          <text:list>
            <text:list-item>
              <text:p text:style-name="P10">Data table to show the feedback <text:span text:style-name="T5">for each system</text:span></text:p>
            </text:list-item>
            <text:list-item>
              <text:p text:style-name="P13"><text:span text:style-name="T11">Chart for statistics </text:span>(e.g. total feedback in a given month)</text:p>
            </text:list-item>
          </text:list>
        </text:list-item>
        <text:list-item>
          <text:p text:style-name="P14"><text:span text:style-name="T3">Administrator Page for managing systems that will be allowed to interface with Feedit</text:span></text:p>
        </text:list-item>
      </text:list>
      <text:p text:style-name="P19">Note: <text:span text:style-name="T12">This does not have to be an exact replica of what the end product is going to be.</text:span></text:p>
      <text:h text:style-name="P37" text:outline-level="3"><text:span text:style-name="T6">Phase</text:span> 2</text:h>
      <text:p text:style-name="P11">Developing the UI interface <text:span text:style-name="T6">from the earlier designed prototype</text:span></text:p>
      <text:list xml:id="list420639109" text:style-name="L3">
        <text:list-item>
          <text:p text:style-name="P21">You will be using React library for frontend development.</text:p>
          <text:list>
            <text:list-item>
              <text:p text:style-name="P21">React-router for navigation between different pages in the React</text:p>
            </text:list-item>
            <text:list-item>
              <text:p text:style-name="P28">React-redux is not necessary but can be used if you think you will need it</text:p>
            </text:list-item>
          </text:list>
        </text:list-item>
      </text:list>
      <text:p text:style-name="P30"/>
      <text:p text:style-name="P26"><text:span text:style-name="T10">Note:</text:span><text:span text:style-name="T8"> Please decide between React Bootstrap </text:span><text:span text:style-name="T9">or </text:span><text:span text:style-name="T8">Material UI development framework</text:span></text:p>
      <text:p text:style-name="P31">Additionally, design the REST API interface necessary to service the request for the web application to worknpm-debug.log*</text:p>
      <text:p text:style-name="P27">yarn-debug.log*</text:p>
      <text:p text:style-name="P27">yarn-error.log*</text:p>
      <text:p text:style-name="P22">Example:</text:p>
      <table:table table:name="Table1" table:style-name="Table1">
        <table:table-column table:style-name="Table1.A"/>
        <table:table-row>
          <table:table-cell table:style-name="Table1.A1" office:value-type="string">
            <text:p text:style-name="P1"><text:span text:style-name="Strong_20_Emphasis">Description</text:span>: <text:span text:style-name="T13">Creating a new system in Feedit</text:span><text:line-break/><text:span text:style-name="Strong_20_Emphasis">Since</text:span>: <text:span text:style-name="T13">1.0.0</text:span><text:line-break/><text:span text:style-name="Strong_20_Emphasis">Security</text:span>: Requires a<text:span text:style-name="T13">n authenticated administrator</text:span><text:line-break/><text:span text:style-name="Strong_20_Emphasis">Usage</text:span>: <text:span text:style-name="T13">POST</text:span> /api/<text:span text:style-name="T13">system/new/{systemName}</text:span></text:p>
            <text:p text:style-name="P2">Consumes: <text:span text:style-name="T12">application/json<text:line-break/></text:span></text:p>
            <table:table table:name="Table3" table:style-name="Table3">
              <table:table-column table:style-name="Table3.A"/>
              <table:table-row>
                <table:table-cell table:style-name="Table3.A1" office:value-type="string">
                  <text:p text:style-name="P38">{</text:p>
                  <text:p text:style-name="P38"><text:s text:c="4"/>“sysVersion” : “6.1.2”</text:p>
                  <text:p text:style-name="P38"><text:span text:style-name="T14">}</text:span></text:p>
                </table:table-cell>
              </table:table-row>
            </table:table>
            <text:p text:style-name="P1"><text:line-break/><text:span text:style-name="Strong_20_Emphasis">Produces</text:span>: application/json<text:line-break/><text:span text:style-name="Strong_20_Emphasis">Sample Output</text:span>:<text:line-break/></text:p>
            <table:table table:name="Table2" table:style-name="Table2">
              <table:table-column table:style-name="Table2.A"/>
              <table:table-row>
                <table:table-cell table:style-name="Table2.A1" office:value-type="string">
                  <text:p text:style-name="P38">{</text:p>
                  <text:p text:style-name="P38"><text:s text:c="4"/>“system”: “<text:span text:style-name="T14">Application</text:span>”,</text:p>
                  <text:p text:style-name="P38"><text:s text:c="4"/>“<text:span text:style-name="T14">sysVersion” : “6.1.2”</text:span></text:p>
                  <text:p text:style-name="P38"><text:s text:c="4"/>“<text:span text:style-name="T14">created</text:span>”: “Ok”</text:p>
                  <text:p text:style-name="P39">}</text:p>
                </table:table-cell>
              </table:table-row>
            </table:table>
            <text:p text:style-name="Standard"/>
          </table:table-cell>
        </table:table-row>
      </table:table>
      <text:p text:style-name="P18"/>
      <text:h text:style-name="P37" text:outline-level="3">Phase 3</text:h>
      <text:p text:style-name="P16">Developing the backend server required to service the request from the frontend <text:span text:style-name="T7">and other systems.</text:span></text:p>
      <text:p text:style-name="P29">You will be using spring boot as the framework <text:span text:style-name="T15">together with</text:span> <text:span text:style-name="T15">Java / </text:span>Kotlin programming language.</text:p>
      <text:p text:style-name="P30"/>
      <text:h text:style-name="P34" text:outline-level="2"/>
      <text:h text:style-name="P36" text:outline-level="2">Documentation</text:h>
      <text:p text:style-name="P25"><text:span text:style-name="T3">The usage of the system must be documented through the README file in the git repository</text:span></text:p>
      <text:h text:style-name="P35" text:outline-level="2">Tools Require<text:span text:style-name="T3">d</text:span></text:h>
      <text:list xml:id="list3227806723" text:style-name="L1">
        <text:list-item>
          <text:p text:style-name="P7"><text:span text:style-name="T3">Justinmind Prototyping Tool</text:span></text:p>
        </text:list-item>
        <text:list-item>
          <text:p text:style-name="P5"><text:span text:style-name="T3">Intellij 2019 (Activated w/ student license)</text:span></text:p>
          <text:list>
            <text:list-item>
              <text:p text:style-name="P6"><text:span text:style-name="T3">Frontend Development</text:span></text:p>
              <text:list>
                <text:list-item>
                  <text:p text:style-name="P9">React Library (By Facebook)</text:p>
                  <text:list>
                    <text:list-item>
                      <text:p text:style-name="P12">create-react-app </text:p>
                    </text:list-item>
                  </text:list>
                </text:list-item>
              </text:list>
            </text:list-item>
            <text:list-item>
              <text:p text:style-name="P8">Backend Development</text:p>
              <text:list>
                <text:list-item>
                  <text:p text:style-name="P12"><text:span text:style-name="T15">Java / </text:span>Kotlin Programming Language</text:p>
                </text:list-item>
                <text:list-item>
                  <text:p text:style-name="P12">Spring Boot</text:p>
                </text:list-item>
                <text:list-item>
                  <text:p text:style-name="P12">Gradle Build Tool</text:p>
                </text:list-item>
              </text:list>
            </text:list-item>
          </text:list>
        </text:list-item>
        <text:list-item>
          <text:p text:style-name="P15">Docker &amp; Docker Compose</text:p>
          <text:list>
            <text:list-item>
              <text:p text:style-name="P15">Database Setup – SQL (Postgresql)</text:p>
            </text:list-item>
          </text:list>
        </text:list-item>
        <text:list-item>
          <text:p text:style-name="P15">Postman</text:p>
          <text:list>
            <text:list-item>
              <text:p text:style-name="P15">To mock request from other systems (i.e. Sending the feedback to Feedit)</text:p>
            </text:list-item>
          </text:list>
        </text:list-item>
        <text:list-item>
          <text:p text:style-name="P17">Git &amp; Github Account</text:p>
          <text:list>
            <text:list-item>
              <text:p text:style-name="P17">For tracking changes in source code during software developmen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apple-system" svg:font-family="apple-system, BlinkMacSystemFont, 'Segoe UI', Roboto, Oxygen, Ubuntu, 'Fira Sans', 'Droid Sans', 'Helvetica Neue',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5:05:33.362404540</meta:creation-date>
    <dc:date>2019-09-07T18:11:01.097124854</dc:date>
    <meta:editing-duration>PT26M</meta:editing-duration>
    <meta:editing-cycles>8</meta:editing-cycles>
    <meta:generator>LibreOffice/6.2.6.2$Linux_X86_64 LibreOffice_project/20$Build-2</meta:generator>
    <meta:document-statistic meta:table-count="3" meta:image-count="0" meta:object-count="0" meta:page-count="3" meta:paragraph-count="54" meta:word-count="402" meta:character-count="2494" meta:non-whitespace-character-count="2145"/>
  </office:meta>
</office:document-meta>
</file>